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19.14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69.0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ridge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column table:style-name="co4" table:default-cell-style-name="ce2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Uid Srce</text:p>
          </table:table-cell>
          <table:table-cell table:style-name="ce1" office:value-type="string" calcext:value-type="string">
            <text:p>Uid Dest</text:p>
          </table:table-cell>
          <table:table-cell table:style-name="ce1" office:value-type="string" calcext:value-type="string">
            <text:p>SQL Statement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Start: Column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Col01</text:p>
          </table:table-cell>
          <table:table-cell table:formula="of:=CONCATENATE(&quot;UPDATE `tt_content` SET `tx_gridelements_backend_layout` = '&quot;;[.C2];&quot;' WHERE `tx_gridelements_backend_layout` = '&quot;;[.B2];&quot;';&quot;)" office:value-type="string" office:string-value="UPDATE `tt_content` SET `tx_gridelements_backend_layout` = 'startCol01' WHERE `tx_gridelements_backend_layout` = '1';" calcext:value-type="string">
            <text:p>UPDATE `tt_content` SET `tx_gridelements_backend_layout` = 'startCol01' WHERE `tx_gridelements_backend_layout` = '1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Column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Col02</text:p>
          </table:table-cell>
          <table:table-cell table:formula="of:=CONCATENATE(&quot;UPDATE `tt_content` SET `tx_gridelements_backend_layout` = '&quot;;[.C3];&quot;' WHERE `tx_gridelements_backend_layout` = '&quot;;[.B3];&quot;';&quot;)" office:value-type="string" office:string-value="UPDATE `tt_content` SET `tx_gridelements_backend_layout` = 'startCol02' WHERE `tx_gridelements_backend_layout` = '2';" calcext:value-type="string">
            <text:p>UPDATE `tt_content` SET `tx_gridelements_backend_layout` = 'startCol02' WHERE `tx_gridelements_backend_layout` = '2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Columns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tCol03</text:p>
          </table:table-cell>
          <table:table-cell table:formula="of:=CONCATENATE(&quot;UPDATE `tt_content` SET `tx_gridelements_backend_layout` = '&quot;;[.C4];&quot;' WHERE `tx_gridelements_backend_layout` = '&quot;;[.B4];&quot;';&quot;)" office:value-type="string" office:string-value="UPDATE `tt_content` SET `tx_gridelements_backend_layout` = 'startCol03' WHERE `tx_gridelements_backend_layout` = '3';" calcext:value-type="string">
            <text:p>UPDATE `tt_content` SET `tx_gridelements_backend_layout` = 'startCol03' WHERE `tx_gridelements_backend_layout` = '3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Columns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rtCol04</text:p>
          </table:table-cell>
          <table:table-cell table:formula="of:=CONCATENATE(&quot;UPDATE `tt_content` SET `tx_gridelements_backend_layout` = '&quot;;[.C5];&quot;' WHERE `tx_gridelements_backend_layout` = '&quot;;[.B5];&quot;';&quot;)" office:value-type="string" office:string-value="UPDATE `tt_content` SET `tx_gridelements_backend_layout` = 'startCol04' WHERE `tx_gridelements_backend_layout` = '4';" calcext:value-type="string">
            <text:p>UPDATE `tt_content` SET `tx_gridelements_backend_layout` = 'startCol04' WHERE `tx_gridelements_backend_layout` = '4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Columns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rtCol05</text:p>
          </table:table-cell>
          <table:table-cell table:formula="of:=CONCATENATE(&quot;UPDATE `tt_content` SET `tx_gridelements_backend_layout` = '&quot;;[.C6];&quot;' WHERE `tx_gridelements_backend_layout` = '&quot;;[.B6];&quot;';&quot;)" office:value-type="string" office:string-value="UPDATE `tt_content` SET `tx_gridelements_backend_layout` = 'startCol05' WHERE `tx_gridelements_backend_layout` = '5';" calcext:value-type="string">
            <text:p>UPDATE `tt_content` SET `tx_gridelements_backend_layout` = 'startCol05' WHERE `tx_gridelements_backend_layout` = '5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Columns 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tCol06</text:p>
          </table:table-cell>
          <table:table-cell table:formula="of:=CONCATENATE(&quot;UPDATE `tt_content` SET `tx_gridelements_backend_layout` = '&quot;;[.C7];&quot;' WHERE `tx_gridelements_backend_layout` = '&quot;;[.B7];&quot;';&quot;)" office:value-type="string" office:string-value="UPDATE `tt_content` SET `tx_gridelements_backend_layout` = 'startCol06' WHERE `tx_gridelements_backend_layout` = '6';" calcext:value-type="string">
            <text:p>UPDATE `tt_content` SET `tx_gridelements_backend_layout` = 'startCol06' WHERE `tx_gridelements_backend_layout` = '6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Accordion &amp; Tabs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startAccordion</text:p>
          </table:table-cell>
          <table:table-cell table:formula="of:=CONCATENATE(&quot;UPDATE `tt_content` SET `tx_gridelements_backend_layout` = '&quot;;[.C8];&quot;' WHERE `tx_gridelements_backend_layout` = '&quot;;[.B8];&quot;' AND `pi_flexform` LIKE '%accordion%';&quot;)" office:value-type="string" office:string-value="UPDATE `tt_content` SET `tx_gridelements_backend_layout` = 'startAccordion' WHERE `tx_gridelements_backend_layout` = '7' AND `pi_flexform` LIKE '%accordion%';" calcext:value-type="string">
            <text:p>UPDATE `tt_content` SET `tx_gridelements_backend_layout` = 'startAccordion' WHERE `tx_gridelements_backend_layout` = '7' AND `pi_flexform` LIKE '%accordion%'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t: Accordion &amp; Tabs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startTab</text:p>
          </table:table-cell>
          <table:table-cell table:formula="of:=CONCATENATE(&quot;UPDATE `tt_content` SET `tx_gridelements_backend_layout` = '&quot;;[.C9];&quot;' WHERE `tx_gridelements_backend_layout` = '&quot;;[.B9];&quot;' AND `pi_flexform` NOT LIKE '%accordion%';&quot;)" office:value-type="string" office:string-value="UPDATE `tt_content` SET `tx_gridelements_backend_layout` = 'startTab' WHERE `tx_gridelements_backend_layout` = '7' AND `pi_flexform` NOT LIKE '%accordion%';" calcext:value-type="string">
            <text:p>UPDATE `tt_content` SET `tx_gridelements_backend_layout` = 'startTab' WHERE `tx_gridelements_backend_layout` = '7' AND `pi_flexform` NOT LIKE '%accordion%';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Bridge.A1:Bridge.A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00.00.0000</text:date>, <text:time style:data-style-name="N2" text:time-value="11:16:58.0664906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00:11:10.748948376</meta:creation-date>
    <dc:date>2020-04-15T18:00:03.582074934</dc:date>
    <meta:editing-duration>PT8H44M47S</meta:editing-duration>
    <meta:editing-cycles>33</meta:editing-cycles>
    <meta:generator>LibreOffice/5.2.7.2$Linux_X86_64 LibreOffice_project/20m0$Build-2</meta:generator>
    <meta:document-statistic meta:table-count="1" meta:cell-count="36" meta:object-count="0"/>
  </office:meta>
</office:document-meta>
</file>